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DC43EC4BD7D05B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9cm, 12.711cm, 16.077cm, 10.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799cm" svg:height="11.47cm" svg:x="0.301cm" svg:y="0.3cm">
          <draw:image xlink:href="Pictures/10000000000005E8000007E05DC43EC4BD7D05B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22:30.291147930</dc:date>
    <meta:editing-duration>PT2M3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